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57D6E0000BBCB00006F9F5C0ED701.pdf" manifest:media-type="application/pdf"/>
  <manifest:file-entry manifest:full-path="Pictures/1000000100000719000004385789ABEB.png" manifest:media-type="image/png"/>
  <manifest:file-entry manifest:full-path="Pictures/10000001000006D10000038945EE8133.png" manifest:media-type="image/png"/>
  <manifest:file-entry manifest:full-path="Pictures/1000DAEE0000B45A00005D8919CCB80F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77cm" svg:height="13.316cm" svg:x="1.27cm" svg:y="1.27cm">
          <draw:image xlink:href="Pictures/1000DAEE0000B45A00005D8919CCB80F.pdf" xlink:type="simple" xlink:show="embed" xlink:actuate="onLoad" draw:mime-type="application/pdf">
            <text:p/>
          </draw:image>
          <draw:image xlink:href="Pictures/10000001000006D10000038945EE813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6.498cm" svg:height="15.75cm" svg:x="0cm" svg:y="0cm">
          <draw:image xlink:href="Pictures/10057D6E0000BBCB00006F9F5C0ED701.pdf" xlink:type="simple" xlink:show="embed" xlink:actuate="onLoad" draw:mime-type="application/pdf">
            <text:p/>
          </draw:image>
          <draw:image xlink:href="Pictures/1000000100000719000004385789ABE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15T14:14:43.849845576</dc:date>
    <meta:editing-duration>PT3H57M</meta:editing-duration>
    <meta:editing-cycles>3</meta:editing-cycles>
    <meta:generator>LibreOffice/25.2.3.2$Linux_X86_64 LibreOffice_project/520$Build-2</meta:generator>
    <meta:document-statistic meta:object-count="27"/>
  </office:meta>
</office:document-meta>
</file>